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4.70958333333333cm" style:use-optimal-column-width="true"/>
    </style:style>
    <style:style style:name="co4" style:family="table-column">
      <style:table-column-properties fo:break-before="auto" style:column-width="5.715cm" style:use-optimal-column-width="true"/>
    </style:style>
    <style:style style:name="co5" style:family="table-column">
      <style:table-column-properties fo:break-before="auto" style:column-width="4.86833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o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bl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iel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areer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ta Analis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oftware Engineer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kill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election and cleaning dataset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ta patterns extractio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ta visualizatio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siness data analysis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ystem analysi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ystem Desig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rogramming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Courses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troduction to dataset preparatio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ntroduction to OLAP Analytic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esign Pattern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troduction to UML<text:s/>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troduction to data structures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<text:s/>Introduction to computational complexity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ntroduction to system thinking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ntroduction to domain analysis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troduction to Machine learni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ntroduction to filter functions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ntroduction to statistics pattern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ntroduction to graphic interpretation I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ntroduction to graphic interpretation 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ntroduction to big data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User-Career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career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areer-Skill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reer</text:p>
          </table:table-cell>
          <table:table-cell office:value-type="string" table:style-name="ce1">
            <text:p>skill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Skill-Course" table:style-name="ta1">
        <table:table-column table:style-name="co5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kill</text:p>
          </table:table-cell>
          <table:table-cell office:value-type="string" table:style-name="ce1">
            <text:p>cours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pproved-Cours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course</text:p>
          </table:table-cell>
          <table:table-cell office:value-type="string" table:style-name="ce1">
            <text:p>mar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meta:initial-creator>Microsoft Office User</meta:initial-creator>
    <dc:creator>Microsoft Office User</dc:creator>
    <meta:creation-date>2019-04-02T00:50:58Z</meta:creation-date>
    <dc:date>2019-04-02T12:13:04Z</dc:date>
  </office:meta>
</office:document-meta>
</file>